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08b6" officeooo:paragraph-rsid="001b08b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0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7th</text:span> of <text:span text:style-name="T5">June</text:span> 202<text:span text:style-name="T5">3</text:span> under the <text:span text:style-name="T5">31st</text:span> PA Meeting.</text:p>
      <text:p text:style-name="P1"/>
      <text:p text:style-name="P1">The Assembly, recognising the current situation,</text:p>
      <text:p text:style-name="P1"/>
      <text:p text:style-name="P4">Constitutes the need to remove Emeralda_axe7 from the ACotCotS as they are a CotS member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1-2: To remove Emeralda_axe7 from the ACot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05:55.769044322</dc:date>
    <meta:editing-duration>PT3M23S</meta:editing-duration>
    <meta:editing-cycles>6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9" meta:word-count="51" meta:character-count="336" meta:non-whitespace-character-count="294"/>
  </office:meta>
</office:document-meta>
</file>